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JPR_05 - Core Java Programming</text:p>
      <text:p text:style-name="Standard">1. Care variabilă nu a fost scrisă corect?</text:p>
      <text:p text:style-name="Standard"/>
      <text:p text:style-name="Standard">a) 1myVariable</text:p>
      <text:p text:style-name="Standard">b) myVariable1</text:p>
      <text:p text:style-name="Standard">c) myVariable</text:p>
      <text:p text:style-name="Standard">d) Object</text:p>
      <text:p text:style-name="Standard"/>
      <text:p text:style-name="Standard">2. Ce tip de purtător de valoare vom folosi dacă vrem ca o</text:p>
      <text:p text:style-name="Standard">valoare să fie fixă în timpul întregii executări a programului?</text:p>
      <text:p text:style-name="Standard"/>
      <text:p text:style-name="Standard">a) constantă</text:p>
      <text:p text:style-name="Standard">b) clasă</text:p>
      <text:p text:style-name="Standard">c) variabilă</text:p>
      <text:p text:style-name="Standard">d) instanță</text:p>
      <text:p text:style-name="Standard"/>
      <text:p text:style-name="Standard">3. Dacă purtătorul de valoare are următorul nume -</text:p>
      <text:p text:style-name="Standard">VALOAREA_MEA, cel mai probabil este vorba de:</text:p>
      <text:p text:style-name="Standard"/>
      <text:p text:style-name="Standard">a) constantă</text:p>
      <text:p text:style-name="Standard">b) variabilă</text:p>
      <text:p text:style-name="Standard">c) clasă</text:p>
      <text:p text:style-name="Standard">d) metodă</text:p>
      <text:p text:style-name="Standard"/>
      <text:p text:style-name="Standard">4. Dacă o variabilă trebuie să poarte ca valoare numărul</text:p>
      <text:p text:style-name="Standard">echipei, care ar fi numele cel mai potrivit pentru această</text:p>
      <text:p text:style-name="Standard">variabilă?</text:p>
      <text:p text:style-name="Standard"/>
      <text:p text:style-name="Standard">a) teamNumber</text:p>
      <text:p text:style-name="Standard">b) num</text:p>
      <text:p text:style-name="Standard">c) tm</text:p>
      <text:p text:style-name="Standard">d) tmnum</text:p>
      <text:p text:style-name="Standard"/>
      <text:p text:style-name="Standard">5. O variabilă poate începe cu un caracter special?</text:p>
      <text:p text:style-name="Standard"/>
      <text:p text:style-name="Standard">a) nu, nu poate</text:p>
      <text:p text:style-name="Standard">b) da, poate</text:p>
      <text:p text:style-name="Standard"/>
      <text:p text:style-name="Standard">6. Cum se numesc variabilele disponibile doar în cadrul unui</text:p>
      <text:p text:style-name="Standard">anumit bloc (metodă, bloc condițional etc.)?</text:p>
      <text:p text:style-name="Standard"/>
      <text:p text:style-name="Standard">a) variabile locale</text:p>
      <text:p text:style-name="Standard">b) variabile globale</text:p>
      <text:p text:style-name="Standard">c) variabile complexe</text:p>
      <text:p text:style-name="Standard">d) variabile primitive</text:p>
      <text:p text:style-name="Standard"/>
      <text:p text:style-name="Standard">7. Valoarea variabilei int care a fost definită de clasă, dar care</text:p>
      <text:p text:style-name="Standard">nu a fost inițializată, va fi setată la valoarea implicită:</text:p>
      <text:p text:style-name="Standard"/>
      <text:p text:style-name="Standard"><text:soft-page-break/>© Copyright Link group 16 / 18</text:p>
      <text:p text:style-name="Standard"/>
      <text:p text:style-name="Standard">Curs: Core Java Programming</text:p>
      <text:p text:style-name="Standard">Modul: Tipuri de date și operatori</text:p>
      <text:p text:style-name="Standard">Unitate: Variabile</text:p>
      <text:p text:style-name="Standard"/>
      <text:p text:style-name="Standard">a) zero (0)</text:p>
      <text:p text:style-name="Standard">b) nu va fi setată</text:p>
      <text:p text:style-name="Standard">c) null</text:p>
      <text:p text:style-name="Standard">d)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8-07-16T10:14:04.759000000</dc:date>
    <meta:editing-duration>PT9S</meta:editing-duration>
    <meta:editing-cycles>1</meta:editing-cycles>
    <meta:document-statistic meta:table-count="0" meta:image-count="0" meta:object-count="0" meta:page-count="2" meta:paragraph-count="44" meta:word-count="202" meta:character-count="1117" meta:non-whitespace-character-count="959"/>
  </office:meta>
</office:document-meta>
</file>